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Verdana" svg:font-family="Verdana, Helvetic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235cm" table:align="left"/>
    </style:style>
    <style:style style:name="Tabella1.A" style:family="table-column">
      <style:table-column-properties style:column-width="5.583cm"/>
    </style:style>
    <style:style style:name="Tabella1.B" style:family="table-column">
      <style:table-column-properties style:column-width="2.752cm"/>
    </style:style>
    <style:style style:name="Tabella1.C" style:family="table-column">
      <style:table-column-properties style:column-width="5.9cm"/>
    </style:style>
    <style:style style:name="Tabella1.1" style:family="table-row">
      <style:table-row-properties style:min-row-height="8.043cm"/>
    </style:style>
    <style:style style:name="Tabella2" style:family="table">
      <style:table-properties style:width="14.235cm" table:align="left"/>
    </style:style>
    <style:style style:name="Tabella2.A" style:family="table-column">
      <style:table-column-properties style:column-width="3.043cm"/>
    </style:style>
    <style:style style:name="Tabella2.B" style:family="table-column">
      <style:table-column-properties style:column-width="2.963cm"/>
    </style:style>
    <style:style style:name="Tabella2.C" style:family="table-column">
      <style:table-column-properties style:column-width="8.229cm"/>
    </style:style>
    <style:style style:name="Tabella2.1" style:family="table-row">
      <style:table-row-properties style:min-row-height="3.043cm"/>
    </style:style>
    <style:style style:name="Tabella2.2" style:family="table-row">
      <style:table-row-properties style:min-row-height="3.016cm"/>
    </style:style>
    <style:style style:name="Tabella3" style:family="table">
      <style:table-properties style:width="14.288cm" table:align="center"/>
    </style:style>
    <style:style style:name="Tabella3.A" style:family="table-column">
      <style:table-column-properties style:column-width="14.288cm"/>
    </style:style>
    <style:style style:name="Tabella3.1" style:family="table-row">
      <style:table-row-properties style:min-row-height="23.892cm"/>
    </style:style>
    <style:style style:name="Tabella4" style:family="table">
      <style:table-properties style:width="14.235cm" table:align="left"/>
    </style:style>
    <style:style style:name="Tabella4.A" style:family="table-column">
      <style:table-column-properties style:column-width="3.043cm"/>
    </style:style>
    <style:style style:name="Tabella4.B" style:family="table-column">
      <style:table-column-properties style:column-width="3.016cm"/>
    </style:style>
    <style:style style:name="Tabella4.C" style:family="table-column">
      <style:table-column-properties style:column-width="8.176cm"/>
    </style:style>
    <style:style style:name="Tabella4.1" style:family="table-row">
      <style:table-row-properties style:min-row-height="2.646cm"/>
    </style:style>
    <style:style style:name="Tabella5" style:family="table">
      <style:table-properties style:width="14.235cm" table:align="left"/>
    </style:style>
    <style:style style:name="Tabella5.A" style:family="table-column">
      <style:table-column-properties style:column-width="3.043cm"/>
    </style:style>
    <style:style style:name="Tabella5.B" style:family="table-column">
      <style:table-column-properties style:column-width="3.069cm"/>
    </style:style>
    <style:style style:name="Tabella5.C" style:family="table-column">
      <style:table-column-properties style:column-width="8.123cm"/>
    </style:style>
    <style:style style:name="Tabella5.1" style:family="table-row">
      <style:table-row-properties style:min-row-height="3.043cm"/>
    </style:style>
    <style:style style:name="Tabella5.2" style:family="table-row">
      <style:table-row-properties style:min-row-height="3.069cm"/>
    </style:style>
    <style:style style:name="Tabella5.4" style:family="table-row">
      <style:table-row-properties style:min-row-height="2.99cm"/>
    </style:style>
    <style:style style:name="Tabella6" style:family="table">
      <style:table-properties style:width="12.991cm" table:align="center"/>
    </style:style>
    <style:style style:name="Tabella6.A" style:family="table-column">
      <style:table-column-properties style:column-width="12.991cm"/>
    </style:style>
    <style:style style:name="Tabella6.1" style:family="table-row">
      <style:table-row-properties style:min-row-height="4.604cm"/>
    </style:style>
    <style:style style:name="Tabella7" style:family="table">
      <style:table-properties style:width="14.288cm" table:align="center"/>
    </style:style>
    <style:style style:name="Tabella7.A" style:family="table-column">
      <style:table-column-properties style:column-width="14.288cm"/>
    </style:style>
    <style:style style:name="Tabella7.1" style:family="table-row">
      <style:table-row-properties style:min-row-height="42.81cm"/>
    </style:style>
    <style:style style:name="Tabella8" style:family="table">
      <style:table-properties style:width="14.235cm" table:align="left"/>
    </style:style>
    <style:style style:name="Tabella8.A" style:family="table-column">
      <style:table-column-properties style:column-width="3.149cm"/>
    </style:style>
    <style:style style:name="Tabella8.B" style:family="table-column">
      <style:table-column-properties style:column-width="3.201cm"/>
    </style:style>
    <style:style style:name="Tabella8.C" style:family="table-column">
      <style:table-column-properties style:column-width="7.885cm"/>
    </style:style>
    <style:style style:name="Tabella8.1" style:family="table-row">
      <style:table-row-properties style:min-row-height="1.402cm"/>
    </style:style>
    <style:style style:name="Tabella9" style:family="table">
      <style:table-properties style:width="14.235cm" table:align="left"/>
    </style:style>
    <style:style style:name="Tabella9.A" style:family="table-column">
      <style:table-column-properties style:column-width="3.175cm"/>
    </style:style>
    <style:style style:name="Tabella9.B" style:family="table-column">
      <style:table-column-properties style:column-width="3.201cm"/>
    </style:style>
    <style:style style:name="Tabella9.C" style:family="table-column">
      <style:table-column-properties style:column-width="7.858cm"/>
    </style:style>
    <style:style style:name="Tabella9.1" style:family="table-row">
      <style:table-row-properties style:min-row-height="1.402cm"/>
    </style:style>
    <style:style style:name="Tabella10" style:family="table">
      <style:table-properties style:width="14.235cm" table:align="left"/>
    </style:style>
    <style:style style:name="Tabella10.A" style:family="table-column">
      <style:table-column-properties style:column-width="6.668cm"/>
    </style:style>
    <style:style style:name="Tabella10.B" style:family="table-column">
      <style:table-column-properties style:column-width="0.291cm"/>
    </style:style>
    <style:style style:name="Tabella10.C" style:family="table-column">
      <style:table-column-properties style:column-width="7.276cm"/>
    </style:style>
    <style:style style:name="Tabella10.1" style:family="table-row">
      <style:table-row-properties style:min-row-height="9.155cm"/>
    </style:style>
    <style:style style:name="Tabella11" style:family="table">
      <style:table-properties style:width="14.235cm" table:align="left"/>
    </style:style>
    <style:style style:name="Tabella11.A" style:family="table-column">
      <style:table-column-properties style:column-width="3.912cm"/>
    </style:style>
    <style:style style:name="Tabella11.B" style:family="table-column">
      <style:table-column-properties style:column-width="6.678cm"/>
    </style:style>
    <style:style style:name="Tabella11.C" style:family="table-column">
      <style:table-column-properties style:column-width="3.644cm"/>
    </style:style>
    <style:style style:name="Tabella11.1" style:family="table-row">
      <style:table-row-properties style:min-row-height="2.54cm"/>
    </style:style>
    <style:style style:name="Tabella12" style:family="table">
      <style:table-properties style:width="14.235cm" table:align="left"/>
    </style:style>
    <style:style style:name="Tabella12.A" style:family="table-column">
      <style:table-column-properties style:column-width="11.255cm"/>
    </style:style>
    <style:style style:name="Tabella12.B" style:family="table-column">
      <style:table-column-properties style:column-width="0.261cm"/>
    </style:style>
    <style:style style:name="Tabella12.C" style:family="table-column">
      <style:table-column-properties style:column-width="2.718cm"/>
    </style:style>
    <style:style style:name="Tabella12.1" style:family="table-row">
      <style:table-row-properties style:min-row-height="2.408cm"/>
    </style:style>
    <style:style style:name="Tabella13" style:family="table">
      <style:table-properties style:width="14.235cm" table:align="left"/>
    </style:style>
    <style:style style:name="Tabella13.A" style:family="table-column">
      <style:table-column-properties style:column-width="2.716cm"/>
    </style:style>
    <style:style style:name="Tabella13.B" style:family="table-column">
      <style:table-column-properties style:column-width="0.314cm"/>
    </style:style>
    <style:style style:name="Tabella13.C" style:family="table-column">
      <style:table-column-properties style:column-width="11.204cm"/>
    </style:style>
    <style:style style:name="Tabella13.1" style:family="table-row">
      <style:table-row-properties style:min-row-height="1.693cm"/>
    </style:style>
    <style:style style:name="Tabella14" style:family="table">
      <style:table-properties style:width="14.288cm" table:align="center"/>
    </style:style>
    <style:style style:name="Tabella14.A" style:family="table-column">
      <style:table-column-properties style:column-width="14.288cm"/>
    </style:style>
    <style:style style:name="Tabella14.1" style:family="table-row">
      <style:table-row-properties style:min-row-height="1.058cm"/>
    </style:style>
    <style:style style:name="Tabella15" style:family="table">
      <style:table-properties style:width="14.235cm" table:align="left"/>
    </style:style>
    <style:style style:name="Tabella15.A" style:family="table-column">
      <style:table-column-properties style:column-width="3.043cm"/>
    </style:style>
    <style:style style:name="Tabella15.B" style:family="table-column">
      <style:table-column-properties style:column-width="8.07cm"/>
    </style:style>
    <style:style style:name="Tabella15.C" style:family="table-column">
      <style:table-column-properties style:column-width="0.37cm"/>
    </style:style>
    <style:style style:name="Tabella15.D" style:family="table-column">
      <style:table-column-properties style:column-width="2.752cm"/>
    </style:style>
    <style:style style:name="Tabella15.1" style:family="table-row">
      <style:table-row-properties style:min-row-height="5.689cm"/>
    </style:style>
    <style:style style:name="Tabella16" style:family="table">
      <style:table-properties style:width="14.235cm" table:align="left"/>
    </style:style>
    <style:style style:name="Tabella16.A" style:family="table-column">
      <style:table-column-properties style:column-width="3.043cm"/>
    </style:style>
    <style:style style:name="Tabella16.B" style:family="table-column">
      <style:table-column-properties style:column-width="8.07cm"/>
    </style:style>
    <style:style style:name="Tabella16.C" style:family="table-column">
      <style:table-column-properties style:column-width="0.37cm"/>
    </style:style>
    <style:style style:name="Tabella16.D" style:family="table-column">
      <style:table-column-properties style:column-width="2.752cm"/>
    </style:style>
    <style:style style:name="Tabella16.1" style:family="table-row">
      <style:table-row-properties style:min-row-height="2.566cm"/>
    </style:style>
    <style:style style:name="Tabella17" style:family="table">
      <style:table-properties style:width="14.235cm" table:align="left"/>
    </style:style>
    <style:style style:name="Tabella17.A" style:family="table-column">
      <style:table-column-properties style:column-width="3.043cm"/>
    </style:style>
    <style:style style:name="Tabella17.B" style:family="table-column">
      <style:table-column-properties style:column-width="8.07cm"/>
    </style:style>
    <style:style style:name="Tabella17.C" style:family="table-column">
      <style:table-column-properties style:column-width="0.37cm"/>
    </style:style>
    <style:style style:name="Tabella17.D" style:family="table-column">
      <style:table-column-properties style:column-width="2.752cm"/>
    </style:style>
    <style:style style:name="Tabella17.1" style:family="table-row">
      <style:table-row-properties style:min-row-height="5.689cm"/>
    </style:style>
    <style:style style:name="Tabella18" style:family="table">
      <style:table-properties style:width="14.235cm" table:align="left"/>
    </style:style>
    <style:style style:name="Tabella18.A" style:family="table-column">
      <style:table-column-properties style:column-width="3.043cm"/>
    </style:style>
    <style:style style:name="Tabella18.B" style:family="table-column">
      <style:table-column-properties style:column-width="8.096cm"/>
    </style:style>
    <style:style style:name="Tabella18.C" style:family="table-column">
      <style:table-column-properties style:column-width="0.344cm"/>
    </style:style>
    <style:style style:name="Tabella18.D" style:family="table-column">
      <style:table-column-properties style:column-width="2.752cm"/>
    </style:style>
    <style:style style:name="Tabella18.1" style:family="table-row">
      <style:table-row-properties style:min-row-height="2.223cm"/>
    </style:style>
    <style:style style:name="Tabella19" style:family="table">
      <style:table-properties style:width="14.288cm" table:align="center"/>
    </style:style>
    <style:style style:name="Tabella19.A" style:family="table-column">
      <style:table-column-properties style:column-width="14.288cm"/>
    </style:style>
    <style:style style:name="Tabella19.1" style:family="table-row">
      <style:table-row-properties style:min-row-height="14.34cm"/>
    </style:style>
    <style:style style:name="Tabella20" style:family="table">
      <style:table-properties style:width="14.235cm" table:align="left"/>
    </style:style>
    <style:style style:name="Tabella20.A" style:family="table-column">
      <style:table-column-properties style:column-width="3.043cm"/>
    </style:style>
    <style:style style:name="Tabella20.B" style:family="table-column">
      <style:table-column-properties style:column-width="8.07cm"/>
    </style:style>
    <style:style style:name="Tabella20.C" style:family="table-column">
      <style:table-column-properties style:column-width="0.37cm"/>
    </style:style>
    <style:style style:name="Tabella20.D" style:family="table-column">
      <style:table-column-properties style:column-width="2.752cm"/>
    </style:style>
    <style:style style:name="Tabella20.1" style:family="table-row">
      <style:table-row-properties style:min-row-height="5.689cm"/>
    </style:style>
    <style:style style:name="Tabella21" style:family="table">
      <style:table-properties style:width="14.235cm" table:align="left"/>
    </style:style>
    <style:style style:name="Tabella21.A" style:family="table-column">
      <style:table-column-properties style:column-width="3.043cm"/>
    </style:style>
    <style:style style:name="Tabella21.B" style:family="table-column">
      <style:table-column-properties style:column-width="8.07cm"/>
    </style:style>
    <style:style style:name="Tabella21.C" style:family="table-column">
      <style:table-column-properties style:column-width="0.37cm"/>
    </style:style>
    <style:style style:name="Tabella21.D" style:family="table-column">
      <style:table-column-properties style:column-width="2.752cm"/>
    </style:style>
    <style:style style:name="Tabella21.1" style:family="table-row">
      <style:table-row-properties style:min-row-height="2.619cm"/>
    </style:style>
    <style:style style:name="P1" style:family="paragraph" style:parent-style-name="Text_20_body">
      <style:paragraph-properties fo:margin-left="0cm" fo:margin-right="0cm"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text-indent="0cm" style:auto-text-indent="false"/>
      <style:text-properties fo:font-variant="normal" fo:text-transform="none" fo:color="#000000" style:font-name="Verdana" fo:font-size="7.5pt" fo:letter-spacing="normal" fo:font-style="normal" fo:font-weight="normal"/>
    </style:style>
    <style:style style:name="P3" style:family="paragraph" style:parent-style-name="Table_20_Contents">
      <style:text-properties style:font-name="Verdana" fo:font-size="7.5pt"/>
    </style:style>
    <style:style style:name="P4" style:family="paragraph" style:parent-style-name="Table_20_Contents">
      <style:paragraph-properties fo:margin-top="0cm" fo:margin-bottom="0.499cm"/>
    </style:style>
    <style:style style:name="P5" style:family="paragraph" style:parent-style-name="Table_20_Contents">
      <style:paragraph-properties fo:margin-top="0cm" fo:margin-bottom="0.499cm"/>
      <style:text-properties style:font-name="Verdana" fo:font-size="7.5pt"/>
    </style:style>
    <style:style style:name="P6" style:family="paragraph" style:parent-style-name="Table_20_Contents">
      <style:text-properties style:font-name="Verdana" fo:font-size="7.5pt"/>
    </style:style>
    <style:style style:name="P7" style:family="paragraph" style:parent-style-name="Table_20_Contents">
      <style:paragraph-properties fo:text-align="start" style:justify-single-word="false"/>
      <style:text-properties style:font-name="Verdana" fo:font-size="7.5pt"/>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margin-top="0cm" fo:margin-bottom="0.499cm"/>
    </style:style>
    <style:style style:name="P10" style:family="paragraph" style:parent-style-name="Table_20_Contents">
      <style:paragraph-properties fo:margin-top="0cm" fo:margin-bottom="0.499cm" fo:text-align="start" style:justify-single-word="false"/>
    </style:style>
    <style:style style:name="P11" style:family="paragraph" style:parent-style-name="Table_20_Contents">
      <style:paragraph-properties fo:margin-top="0cm" fo:margin-bottom="0.499cm"/>
      <style:text-properties style:font-name="Verdana" fo:font-size="7.5pt"/>
    </style:style>
    <style:style style:name="P12" style:family="paragraph" style:parent-style-name="Table_20_Contents">
      <style:paragraph-properties fo:margin-top="0cm" fo:margin-bottom="0.499cm" fo:text-align="start" style:justify-single-word="false"/>
      <style:text-properties style:font-name="Verdana" fo:font-size="7.5pt"/>
    </style:style>
    <style:style style:name="P13" style:family="paragraph" style:parent-style-name="Table_20_Contents">
      <style:paragraph-properties fo:margin-top="0cm" fo:margin-bottom="0.499cm"/>
      <style:text-properties style:font-name="Verdana" fo:font-size="7.5pt" style:font-name-asian="Verdana" style:font-size-asian="7.5pt" style:font-name-complex="Verdana" style:font-size-complex="7.5pt"/>
    </style:style>
    <style:style style:name="P14" style:family="paragraph" style:parent-style-name="Table_20_Contents">
      <style:paragraph-properties fo:margin-top="0cm" fo:margin-bottom="0.499cm"/>
      <style:text-properties fo:color="#000000" style:font-name="Verdana" fo:font-size="7.5pt" fo:font-weight="bold"/>
    </style:style>
    <style:style style:name="T1" style:family="text">
      <style:text-properties style:font-name="Verdana" fo:font-size="7.5pt" style:font-name-asian="Verdana" style:font-size-asian="7.5pt" style:font-name-complex="Verdana" style:font-size-complex="7.5pt"/>
    </style:style>
    <style:style style:name="T2" style:family="text">
      <style:text-properties fo:font-style="italic"/>
    </style:style>
    <style:style style:name="T3" style:family="text">
      <style:text-properties fo:font-weight="bold"/>
    </style:style>
    <style:style style:name="T4" style:family="text">
      <style:text-properties fo:color="#ff6633" fo:font-weight="bold"/>
    </style:style>
    <style:style style:name="T5" style:family="text">
      <style:text-properties fo: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035cm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magini1" text:anchor-type="as-char" svg:width="10.186cm" svg:height="0.794cm" draw:z-index="3"><draw:image xlink:href="http://www.fiorisecchi.info/artefloreale/designer_elite/base_classvegetali/id2/titolo1.GIF" xlink:type="simple" xlink:show="embed" xlink:actuate="onLoad"/></draw:frame></text:p>
      <text:p text:style-name="P1"><draw:frame draw:style-name="fr1" draw:name="immagini2" text:anchor-type="as-char" svg:width="7.276cm" svg:height="0.661cm" draw:z-index="0"><draw:image xlink:href="http://www.fiorisecchi.info/artefloreale/designer_elite/base_classvegetali/id2/titolo2.GIF" xlink:type="simple" xlink:show="embed" xlink:actuate="onLoad"/></draw:frame></text:p>
      <table:table table:name="Tabella1" table:style-name="Tabella1">
        <table:table-column table:style-name="Tabella1.A"/>
        <table:table-column table:style-name="Tabella1.B"/>
        <table:table-column table:style-name="Tabella1.C"/>
        <table:table-row table:style-name="Tabella1.1">
          <table:table-cell office:value-type="string">
            <text:p text:style-name="P3">La disponibilità di fiori freschi e foglie durante l'arco dell'anno è veramente vasta per chi vuole dedicarsi alla composizione floreale. I materiali adatti si possono trovare presso grossisti e venditori al dettaglio, vivaisti, nel proprio giardino (per chi ha la passione di coltivarli) e perfino nelle piante da appartamento. Che siano tipi comuni di vegetali oppure di qualità particolari per forma, colore, linea, ecc., chi è appassionato di arte floreale avrà sempre una spiccata attitudine a cogliere intorno a sé le potenzialità che un vegetale ha in sé per realizzare una nuova idea o per completare un lavoro già iniziato. Non solo, ma acquistando esperienza si proverà gusto a sperimentare sempre nuovi materiali e a creare personali tipi di composizioni.<text:line-break/>La soddisfazione in questo campo sta proprio, fra l'altro, nel realizzare nuovi generi di design con materiali usuali e sperimentati tanto quanto nel combinare materiali mai prima usati e scoprirne così le potenzialità.</text:p>
          </table:table-cell>
          <table:table-cell office:value-type="string">
            <text:p text:style-name="Table_20_Contents"><draw:frame draw:style-name="fr1" draw:name="immagini3" text:anchor-type="as-char" svg:width="2.752cm" svg:height="8.811cm" draw:z-index="14"><draw:image xlink:href="http://www.fiorisecchi.info/artefloreale/designer_elite/base_classvegetali/id2/scelta.jpg" xlink:type="simple" xlink:show="embed" xlink:actuate="onLoad"/></draw:frame></text:p>
          </table:table-cell>
          <table:table-cell office:value-type="string">
            <text:p text:style-name="P5">Poiché nella vendita al dettaglio sono prevalentemente rappresentati solo alcuni tipi di fiori sperimentati per la loro reperibilità e durata e per la forte richiesta da parte dei consumatori, si potrebbe pensare che il mercato offra poca scelta: in realtà offre una vasta scelta, sopratutto durante il periodo di fioritura stagionale. Ugualmente vi sono materiali facilmente coltivabili nel giardino di casa ma che non si trovano in commercio per via dei costi di produzione o della conservabilità.<text:line-break/>Nel realizzare una composizione floreale, sia essa destinata alla commercializzazione o ad uso personale, la scelta di fiori e fogliami sarà dettata dalla reperibilità stagionale dei materiali, dal tipo e dalla dimensione della composizione, dalla qualità dei materiali impiegati, dal costo totale del lavoro ultimato.</text:p>
          </table:table-cell>
        </table:table-row>
      </table:table>
      <text:p text:style-name="P1"><draw:frame draw:style-name="fr1" draw:name="immagini4" text:anchor-type="as-char" svg:width="6.482cm" svg:height="0.661cm" draw:z-index="1"><draw:image xlink:href="http://www.fiorisecchi.info/artefloreale/designer_elite/base_classvegetali/id2/titolo3.GIF" xlink:type="simple" xlink:show="embed" xlink:actuate="onLoad"/></draw:frame></text:p>
      <text:p text:style-name="P2">Al di là del suo genere botanico attraverso il quale può essere classificato, ogni fiore esprime un preciso carattere connaturato alla propria forma e al modo di crescita in natura, ed è questa forma che dobbiamo individuare per sfruttare al meglio le potenzialità di quel fiore in composizione con altri elementi vegetali.<text:line-break/>Una distinzione di fondo è tra fiori di forma attiva e fiori di forma passiva.<text:line-break/><text:line-break/>La <text:span text:style-name="T2">forma attiva</text:span> è caratterizzata da stazione eretta, andamento ascendente, tensione verso l'alto, slancio verticale, espressione di vitalità.<text:line-break/>La <text:span text:style-name="T2">forma passiva</text:span> è caratterizzata da andamento discendente, caduta verso il basso, rilassamento, morbidezza, flessuosità, espressione di decadenza.<text:line-break/><text:line-break/>La conoscenza delle forme semplici dei fiori (ossia la loro definizione schematica) è indispensabile per creare i giusti accostamenti all'interno di una composizione in modo che essa abbia un'apparenza armonica.<text:line-break/>Come tutti gli schemi anche questa classificazione è però solo un comodo riferimento didattico che va comunque interpretato con intelligenza.<text:line-break/>Può darsi che un fiore ancora in boccio abbia una determinata forma e quando è sbocciato ne assuma una diversa come nel caso dell'Iris: mentre è in boccio ha la forma a spiga, quando è in piena fioritura diventa multidirezionale. Oppure può darsi che un fiore visto frontalmente abbia una certa sagoma completamente diversa da quella vista di profilo, come nel caso della Gerbera. Addirittura uno stesso fiore, essiccato, può cambiare notevolmente forma.<text:line-break/>Prestando attenzione a questi particolari svilupperemo una capacità di selezione dei fiori dettata non astrattamente dalla loro forma ma dall'espressività del fiore nel suo ciclo vitale. Le sensazioni che i fiori ci comunicano sono talmente uniche e individuali da poter affermare che sono essi stessi a fare la composizione appellandosi alla nostra senbilità artistica e alla nostra abilità tecnica.</text:p>
      <text:p text:style-name="P1"><draw:frame draw:style-name="fr1" draw:name="immagini5" text:anchor-type="as-char" svg:width="3.704cm" svg:height="0.661cm" draw:z-index="2"><draw:image xlink:href="http://www.fiorisecchi.info/artefloreale/designer_elite/base_classvegetali/id2/titolo4.GIF" xlink:type="simple" xlink:show="embed" xlink:actuate="onLoad"/></draw:frame></text:p>
      <table:table table:name="Tabella2" table:style-name="Tabella2">
        <table:table-column table:style-name="Tabella2.A"/>
        <table:table-column table:style-name="Tabella2.B"/>
        <table:table-column table:style-name="Tabella2.C"/>
        <table:table-row table:style-name="Tabella2.1">
          <table:table-cell office:value-type="string">
            <text:p text:style-name="Table_20_Contents"><draw:frame draw:style-name="fr2" draw:name="immagini6" text:anchor-type="as-char" svg:width="2.716cm" svg:height="2.716cm" draw:z-index="4"><draw:image xlink:href="http://www.fiorisecchi.info/artefloreale/designer_elite/base_classvegetali/id2/spiga.jpg" xlink:type="simple" xlink:show="embed" xlink:actuate="onLoad"/></draw:frame></text:p>
          </table:table-cell>
          <table:table-cell office:value-type="string">
            <text:p text:style-name="P4"><draw:frame draw:style-name="fr2" draw:name="immagini7" text:anchor-type="as-char" svg:width="2.716cm" svg:height="2.716cm" draw:z-index="5"><draw:image xlink:href="http://www.fiorisecchi.info/artefloreale/designer_elite/base_classvegetali/id2/spiga.GIF" xlink:type="simple" xlink:show="embed" xlink:actuate="onLoad"/></draw:frame></text:p>
          </table:table-cell>
          <table:table-cell office:value-type="string">
            <text:p text:style-name="P3"><text:span text:style-name="T3">A spiga.</text:span> Esprime spinta ascendente, tanto più forte quanto ha meno ramificazioni laterali. Ha carattere ambizioso ed emergente, perciò si esprime anche se ha poco spazio a disposizione come il <text:span text:style-name="T2">Gladiolus</text:span>(Gladiolo) in figura. Altri esempi: <text:span text:style-name="T2">Delphinium</text:span>, ,<text:span text:style-name="T2">Antirrhinum Majus</text:span> (Bocca di leone), <text:span text:style-name="T2">Triticum</text:span>.</text:p>
          </table:table-cell>
        </table:table-row>
        <text:soft-page-break/>
        <table:table-row table:style-name="Tabella2.2">
          <table:table-cell office:value-type="string">
            <text:p text:style-name="Table_20_Contents"><draw:frame draw:style-name="fr2" draw:name="immagini8" text:anchor-type="as-char" svg:width="2.716cm" svg:height="2.716cm" draw:z-index="6"><draw:image xlink:href="http://www.fiorisecchi.info/artefloreale/designer_elite/base_classvegetali/id2/rigida.jpg" xlink:type="simple" xlink:show="embed" xlink:actuate="onLoad"/></draw:frame></text:p>
          </table:table-cell>
          <table:table-cell office:value-type="string">
            <text:p text:style-name="Table_20_Contents"><draw:frame draw:style-name="fr2" draw:name="immagini9" text:anchor-type="as-char" svg:width="2.716cm" svg:height="2.716cm" draw:z-index="7"><draw:image xlink:href="http://www.fiorisecchi.info/artefloreale/designer_elite/base_classvegetali/id2/rigida.GIF" xlink:type="simple" xlink:show="embed" xlink:actuate="onLoad"/></draw:frame></text:p>
          </table:table-cell>
          <table:table-cell office:value-type="string">
            <text:p text:style-name="P3"><text:span text:style-name="T3">Rigida.</text:span> Forma eretta senza interruzioni con forte spinta ascendente. Ha carattere deciso, perciò ha maggior rilievo se accompagnata da pochi elementi posti in contrasto con essa, come la <text:span text:style-name="T2">Liatris spicata</text:span> in figura. Altri esempi: <text:span text:style-name="T2">Typha</text:span>.</text:p>
          </table:table-cell>
        </table:table-row>
        <table:table-row table:style-name="Tabella2.1">
          <table:table-cell office:value-type="string">
            <text:p text:style-name="Table_20_Contents"><draw:frame draw:style-name="fr2" draw:name="immagini10" text:anchor-type="as-char" svg:width="2.716cm" svg:height="2.716cm" draw:z-index="8"><draw:image xlink:href="http://www.fiorisecchi.info/artefloreale/designer_elite/base_classvegetali/id2/multidirezionale.jpg" xlink:type="simple" xlink:show="embed" xlink:actuate="onLoad"/></draw:frame></text:p>
          </table:table-cell>
          <table:table-cell office:value-type="string">
            <text:p text:style-name="Table_20_Contents"><draw:frame draw:style-name="fr2" draw:name="immagini11" text:anchor-type="as-char" svg:width="2.716cm" svg:height="2.716cm" draw:z-index="9"><draw:image xlink:href="http://www.fiorisecchi.info/artefloreale/designer_elite/base_classvegetali/id2/multidirezionale.GIF" xlink:type="simple" xlink:show="embed" xlink:actuate="onLoad"/></draw:frame></text:p>
          </table:table-cell>
          <table:table-cell office:value-type="string">
            <text:p text:style-name="P3"><text:span text:style-name="T3">Multidirezionale.</text:span> La spinta verso l'alto è frenata dal fatto che lo stelo principale ha tante ramificazioni laterali o dall'inflorescenza che si espande in varie direzioni. Poiché crea confusione ed ha carattere predominante, tende ad annullare ciò che ha intorno: ha bisogno perciò di spazio per esprimersi. Un esempio il <text:span text:style-name="T2">Lilium</text:span> (Giglio) in figura. Altri esempi:<text:span text:style-name="T2">Chrysanthemum morifolium</text:span> (Crisantemo), <text:span text:style-name="T2">Avena</text:span>.</text:p>
          </table:table-cell>
        </table:table-row>
        <table:table-row table:style-name="Tabella2.2">
          <table:table-cell office:value-type="string">
            <text:p text:style-name="Table_20_Contents"><draw:frame draw:style-name="fr2" draw:name="immagini12" text:anchor-type="as-char" svg:width="2.716cm" svg:height="2.716cm" draw:z-index="10"><draw:image xlink:href="http://www.fiorisecchi.info/artefloreale/designer_elite/base_classvegetali/id2/spezzettata.jpg" xlink:type="simple" xlink:show="embed" xlink:actuate="onLoad"/></draw:frame></text:p>
          </table:table-cell>
          <table:table-cell office:value-type="string">
            <text:p text:style-name="Table_20_Contents"><draw:frame draw:style-name="fr2" draw:name="immagini13" text:anchor-type="as-char" svg:width="2.716cm" svg:height="2.716cm" draw:z-index="11"><draw:image xlink:href="http://www.fiorisecchi.info/artefloreale/designer_elite/base_classvegetali/id2/spezzettata.GIF" xlink:type="simple" xlink:show="embed" xlink:actuate="onLoad"/></draw:frame></text:p>
          </table:table-cell>
          <table:table-cell office:value-type="string">
            <text:p text:style-name="P3"><text:span text:style-name="T3">Spezzettata.</text:span> Ha poca spinta verso l'alto in quanto presenta numerose diramazioni che rispetto allo stelo principale hanno angolazioni accentuate ed irregolari. Crea confusione, ha carattere eccentrico e predominante sugli altri elementi circostanti tendendo ad annullarli: necessita perciò di molto spazio per esprimersi, come la <text:span text:style-name="T2">Gypsophila paniculata</text:span> (Velo da sposa) in figura.Altri esempi: <text:span text:style-name="T2">Acacia dealbata</text:span> (Mimosa).</text:p>
          </table:table-cell>
        </table:table-row>
        <table:table-row>
          <table:table-cell office:value-type="string">
            <text:p text:style-name="Table_20_Contents"><draw:frame draw:style-name="fr2" draw:name="immagini14" text:anchor-type="as-char" svg:width="2.716cm" svg:height="2.716cm" draw:z-index="12"><draw:image xlink:href="http://www.fiorisecchi.info/artefloreale/designer_elite/base_classvegetali/id2/contorta.jpg" xlink:type="simple" xlink:show="embed" xlink:actuate="onLoad"/></draw:frame></text:p>
          </table:table-cell>
          <table:table-cell office:value-type="string">
            <text:p text:style-name="Table_20_Contents"><draw:frame draw:style-name="fr2" draw:name="immagini15" text:anchor-type="as-char" svg:width="2.716cm" svg:height="2.716cm" draw:z-index="13"><draw:image xlink:href="http://www.fiorisecchi.info/artefloreale/designer_elite/base_classvegetali/id2/contorta.GIF" xlink:type="simple" xlink:show="embed" xlink:actuate="onLoad"/></draw:frame></text:p>
          </table:table-cell>
          <table:table-cell office:value-type="string">
            <text:p text:style-name="P3"><text:span text:style-name="T3">Contorta.</text:span> Ramo con andamento tortuoso e sinuoso. Ha carattere estroso e predominante ed ha bisogno di molto spazio per esprimersi, come il <text:span text:style-name="T2">Corylus avellana</text:span>(Nocciolo contorto). Altri esempi: <text:span text:style-name="T2">Liana</text:span>, <text:span text:style-name="T2">Salix matsudana</text:span>(Salice contorto).</text:p>
          </table:table-cell>
        </table:table-row>
      </table:table>
      <text:p text:style-name="Standard"/>
      <text:p text:style-name="Standard"/>
      <table:table table:name="Tabella3" table:style-name="Tabella3">
        <table:table-column table:style-name="Tabella3.A"/>
        <text:soft-page-break/>
        <table:table-row table:style-name="Tabella3.1">
          <table:table-cell office:value-type="string">
            <text:p text:style-name="P10"><draw:frame draw:style-name="fr1" draw:name="immagini16" text:anchor-type="as-char" svg:width="5.556cm" svg:height="0.661cm" draw:z-index="15"><draw:image xlink:href="http://www.fiorisecchi.info/artefloreale/designer_elite/base_classvegetali/id2/titolo5.GIF" xlink:type="simple" xlink:show="embed" xlink:actuate="onLoad"/></draw:frame></text:p>
            <table:table table:name="Tabella4" table:style-name="Tabella4">
              <table:table-column table:style-name="Tabella4.A"/>
              <table:table-column table:style-name="Tabella4.B"/>
              <table:table-column table:style-name="Tabella4.C"/>
              <table:table-row table:style-name="Tabella4.1">
                <table:table-cell office:value-type="string">
                  <text:p text:style-name="Table_20_Contents"><draw:frame draw:style-name="fr3" draw:name="immagini17" text:anchor-type="as-char" svg:width="2.716cm" svg:height="2.716cm" draw:z-index="17"><draw:image xlink:href="http://www.fiorisecchi.info/artefloreale/designer_elite/base_classvegetali/id2/morbida.jpg" xlink:type="simple" xlink:show="embed" xlink:actuate="onLoad"/></draw:frame></text:p>
                </table:table-cell>
                <table:table-cell office:value-type="string">
                  <text:p text:style-name="Table_20_Contents"><draw:frame draw:style-name="fr3" draw:name="immagini18" text:anchor-type="as-char" svg:width="2.716cm" svg:height="2.716cm" draw:z-index="18"><draw:image xlink:href="http://www.fiorisecchi.info/artefloreale/designer_elite/base_classvegetali/id2/morbida.GIF" xlink:type="simple" xlink:show="embed" xlink:actuate="onLoad"/></draw:frame></text:p>
                </table:table-cell>
                <table:table-cell office:value-type="string">
                  <text:p text:style-name="P3"><text:span text:style-name="T3">Morbida.</text:span> Forma passiva con spinta attiva, che ritiene allo stesso tempo il carattere delle forme attive e di quelle passive: perciò è una forma di passaggio fra l'una e l'altra categoria. La tensione verso l'alto si attenua poiché l'estremità superiore tende a incurvarsi ricadendo. Per il suo carattere ambiguo ha bisogno di spazio per esprimersi al meglio. Esempio la <text:span text:style-name="T2">Setaria</text:span> in figura. Altri esempi: <text:span text:style-name="T2">Freesia</text:span>, <text:span text:style-name="T2">Phalaenopsis</text:span>, <text:span text:style-name="T2">Briza segrom</text:span>i.</text:p>
                </table:table-cell>
              </table:table-row>
            </table:table>
            <text:p text:style-name="P10"><draw:frame draw:style-name="fr1" draw:name="immagini19" text:anchor-type="as-char" svg:width="4.101cm" svg:height="0.661cm" draw:z-index="16"><draw:image xlink:href="http://www.fiorisecchi.info/artefloreale/designer_elite/base_classvegetali/id2/titolo6.GIF" xlink:type="simple" xlink:show="embed" xlink:actuate="onLoad"/></draw:frame></text:p>
            <table:table table:name="Tabella5" table:style-name="Tabella5">
              <table:table-column table:style-name="Tabella5.A"/>
              <table:table-column table:style-name="Tabella5.B"/>
              <table:table-column table:style-name="Tabella5.C"/>
              <table:table-row table:style-name="Tabella5.1">
                <table:table-cell office:value-type="string">
                  <text:p text:style-name="Table_20_Contents"><draw:frame draw:style-name="fr3" draw:name="immagini20" text:anchor-type="as-char" svg:width="2.716cm" svg:height="2.716cm" draw:z-index="19"><draw:image xlink:href="http://www.fiorisecchi.info/artefloreale/designer_elite/base_classvegetali/id2/semisferica.jpg" xlink:type="simple" xlink:show="embed" xlink:actuate="onLoad"/></draw:frame></text:p>
                </table:table-cell>
                <table:table-cell office:value-type="string">
                  <text:p text:style-name="P4"><draw:frame draw:style-name="fr3" draw:name="immagini21" text:anchor-type="as-char" svg:width="2.716cm" svg:height="2.716cm" draw:z-index="20"><draw:image xlink:href="http://www.fiorisecchi.info/artefloreale/designer_elite/base_classvegetali/id2/semisferica.GIF" xlink:type="simple" xlink:show="embed" xlink:actuate="onLoad"/></draw:frame></text:p>
                </table:table-cell>
                <table:table-cell office:value-type="string">
                  <text:p text:style-name="P3"><text:span text:style-name="T3">Semisferica.</text:span> La spinta verso l'alto data dallo stelo si risolve nella corolla simile a una mezza sfera come il<text:span text:style-name="T2">Dianthus</text:span> (Garofano) in figura: ha perciò carattere tranquillo e riposante, inducendo stabilità e sicurezza. Altri esempi: <text:span text:style-name="T2">Dahlia pompon</text:span>.</text:p>
                </table:table-cell>
              </table:table-row>
              <table:table-row table:style-name="Tabella5.2">
                <table:table-cell office:value-type="string">
                  <text:p text:style-name="Table_20_Contents"><draw:frame draw:style-name="fr3" draw:name="immagini22" text:anchor-type="as-char" svg:width="2.716cm" svg:height="2.716cm" draw:z-index="21"><draw:image xlink:href="http://www.fiorisecchi.info/artefloreale/designer_elite/base_classvegetali/id2/sferica.jpg" xlink:type="simple" xlink:show="embed" xlink:actuate="onLoad"/></draw:frame></text:p>
                </table:table-cell>
                <table:table-cell office:value-type="string">
                  <text:p text:style-name="Table_20_Contents"><draw:frame draw:style-name="fr3" draw:name="immagini23" text:anchor-type="as-char" svg:width="2.716cm" svg:height="2.716cm" draw:z-index="22"><draw:image xlink:href="http://www.fiorisecchi.info/artefloreale/designer_elite/base_classvegetali/id2/sferica.GIF" xlink:type="simple" xlink:show="embed" xlink:actuate="onLoad"/></draw:frame></text:p>
                </table:table-cell>
                <table:table-cell office:value-type="string">
                  <text:p text:style-name="P3"><text:span text:style-name="T3">Sferica.</text:span> La spinta verso l'alto data dallo stelo si risolve nella corolla simile ad una sfera come nella<text:span text:style-name="T2">Rosa</text:span> in figura: ha perciò carattere molto tranquillo e riposante conferito dalla rotondità della sfera. Altri esempi: <text:span text:style-name="T2">Allium</text:span>, <text:span text:style-name="T2">Paeonia</text:span>, <text:span text:style-name="T2">Echinops</text:span>.</text:p>
                </table:table-cell>
              </table:table-row>
              <table:table-row table:style-name="Tabella5.2">
                <table:table-cell office:value-type="string">
                  <text:p text:style-name="Table_20_Contents"><draw:frame draw:style-name="fr3" draw:name="immagini24" text:anchor-type="as-char" svg:width="2.716cm" svg:height="2.716cm" draw:z-index="23"><draw:image xlink:href="http://www.fiorisecchi.info/artefloreale/designer_elite/base_classvegetali/id2/rotonda.jpg" xlink:type="simple" xlink:show="embed" xlink:actuate="onLoad"/></draw:frame></text:p>
                </table:table-cell>
                <table:table-cell office:value-type="string">
                  <text:p text:style-name="Table_20_Contents"><draw:frame draw:style-name="fr3" draw:name="immagini25" text:anchor-type="as-char" svg:width="2.716cm" svg:height="2.716cm" draw:z-index="24"><draw:image xlink:href="http://www.fiorisecchi.info/artefloreale/designer_elite/base_classvegetali/id2/rotonda.GIF" xlink:type="simple" xlink:show="embed" xlink:actuate="onLoad"/></draw:frame></text:p>
                </table:table-cell>
                <table:table-cell office:value-type="string">
                  <text:p text:style-name="P3"><text:span text:style-name="T3">Rotonda.</text:span> Forma circolare piatta che, posta in sommità dello stelo, esprime senso di pesantezza, di compressione e appiattimento verso il basso, come l'<text:span text:style-name="T2">Helianthus</text:span> (Girasole) in figura. Ha carattere tranquillo e riposante. Necessita di spazio intorno per meglio esprimersi. Altri esempi: <text:span text:style-name="T2">Helichrysum</text:span> (Elicriso), <text:span text:style-name="T2">Gerbera jamesonii</text:span>, <text:span text:style-name="T2">Scabiosa</text:span>.</text:p>
                </table:table-cell>
              </table:table-row>
              <table:table-row table:style-name="Tabella5.4">
                <table:table-cell office:value-type="string">
                  <text:p text:style-name="Table_20_Contents"><draw:frame draw:style-name="fr3" draw:name="immagini26" text:anchor-type="as-char" svg:width="2.716cm" svg:height="2.716cm" draw:z-index="25"><draw:image xlink:href="http://www.fiorisecchi.info/artefloreale/designer_elite/base_classvegetali/id2/cascante.jpg" xlink:type="simple" xlink:show="embed" xlink:actuate="onLoad"/></draw:frame></text:p>
                </table:table-cell>
                <table:table-cell office:value-type="string">
                  <text:p text:style-name="Table_20_Contents"><draw:frame draw:style-name="fr3" draw:name="immagini27" text:anchor-type="as-char" svg:width="2.716cm" svg:height="2.716cm" draw:z-index="26"><draw:image xlink:href="http://www.fiorisecchi.info/artefloreale/designer_elite/base_classvegetali/id2/cascante.GIF" xlink:type="simple" xlink:show="embed" xlink:actuate="onLoad"/></draw:frame></text:p>
                </table:table-cell>
                <table:table-cell office:value-type="string">
                  <text:p text:style-name="P3"><text:span text:style-name="T3">Cascante.</text:span> Dal punto di vegetazione si sviluppa verso il basso. La spinta verso il basso aumenta con l'aumentare delle ramificazioni laterali. Un esempio è l'<text:span text:style-name="T2">Amaranthus caudatus</text:span>. Altri esempi: <text:span text:style-name="T2">Hedera helix</text:span>.</text:p>
                </table:table-cell>
              </table:table-row>
            </table:table>
            <text:p text:style-name="P12">Riassumendo: la forma a spiga è la massima espressione della spinta verso l'alto, però più aumentano le ramificazioni laterali, più tale spinta verso l'alto diminuisce; la forma cascante è invece la massima espressione della spinta verso il basso e perciò per essa vale la regola inversa: più aumentano le ramificazioni laterali, più aumenta la sua forza verso il basso.</text:p>
            <text:p text:style-name="P10"><draw:frame draw:style-name="fr1" draw:name="immagini28" text:anchor-type="as-char" svg:width="7.276cm" svg:height="0.661cm" draw:z-index="27"><draw:image xlink:href="http://www.fiorisecchi.info/artefloreale/designer_elite/base_classvegetali/id2/titolo7.GIF" xlink:type="simple" xlink:show="embed" xlink:actuate="onLoad"/></draw:frame></text:p>
            <text:p text:style-name="P12">Anche le foglie, come i fiori, si possono classificare secondo la loro forma (lembo, margine, apice e base), la disposizione sullo stelo, le nervature, ed anche la conoscenza delle forme fogliari è indispensabile per ottenere i giusti accostamenti tra tipi diversi di foglie e tra fiori e foglie all'interno della composizione per realizzare un insieme armonico ed equilibrato.<text:line-break/>Ad esempio, una stessa foglia, se assume una colorazione diversa legata al ciclo stagionale, può avere un carattere diverso.<text:line-break/>Generalmente parlando possiamo dividere le foglie (considerate singolarmente) in due categorie secondo la sensazione visiva che esse comunicano: da una parte le foglie con carattere tranquillo dall'altra quelle con carattere movimentato.</text:p>
          </table:table-cell>
        </table:table-row>
      </table:table>
      <text:p text:style-name="Standard"/>
      <table:table table:name="Tabella6" table:style-name="Tabella6">
        <table:table-column table:style-name="Tabella6.A"/>
        <table:table-row table:style-name="Tabella6.1">
          <table:table-cell office:value-type="string">
            <text:p text:style-name="P14">Forma del lembo o lamina</text:p>
            <text:p text:style-name="P4"><draw:frame draw:style-name="fr1" draw:name="immagini29" text:anchor-type="as-char" svg:width="12.991cm" svg:height="9.102cm" draw:z-index="28"><draw:image xlink:href="http://www.fiorisecchi.info/artefloreale/designer_elite/base_classvegetali/id2/foglie_lembo.GIF" xlink:type="simple" xlink:show="embed" xlink:actuate="onLoad"/></draw:frame></text:p>
            <text:p text:style-name="P14">Forma del margine</text:p>
            <text:p text:style-name="P4"><text:soft-page-break/><draw:frame draw:style-name="fr1" draw:name="immagini30" text:anchor-type="as-char" svg:width="12.991cm" svg:height="16.404cm" draw:z-index="29"><draw:image xlink:href="http://www.fiorisecchi.info/artefloreale/designer_elite/base_classvegetali/id2/foglie_margine.GIF" xlink:type="simple" xlink:show="embed" xlink:actuate="onLoad"/></draw:frame></text:p>
            <text:p text:style-name="P14">Foglie composite</text:p>
            <text:p text:style-name="P4"><text:soft-page-break/><draw:frame draw:style-name="fr1" draw:name="immagini31" text:anchor-type="as-char" svg:width="12.991cm" svg:height="12.409cm" draw:z-index="30"><draw:image xlink:href="http://www.fiorisecchi.info/artefloreale/designer_elite/base_classvegetali/id2/foglie_composte.GIF" xlink:type="simple" xlink:show="embed" xlink:actuate="onLoad"/></draw:frame></text:p>
            <text:p text:style-name="P14">Inserzione delle foglie sul ramo</text:p>
            <text:p text:style-name="P4"><draw:frame draw:style-name="fr1" draw:name="immagini32" text:anchor-type="as-char" svg:width="12.991cm" svg:height="5.371cm" draw:z-index="31"><draw:image xlink:href="http://www.fiorisecchi.info/artefloreale/designer_elite/base_classvegetali/id2/foglie_inserzione.GIF" xlink:type="simple" xlink:show="embed" xlink:actuate="onLoad"/></draw:frame></text:p>
          </table:table-cell>
        </table:table-row>
      </table:table>
      <text:p text:style-name="Standard"/>
      <table:table table:name="Tabella7" table:style-name="Tabella7">
        <table:table-column table:style-name="Tabella7.A"/>
        <text:soft-page-break/>
        <table:table-row table:style-name="Tabella7.1">
          <table:table-cell office:value-type="string">
            <text:p text:style-name="P10"><draw:frame draw:style-name="fr1" draw:name="immagini33" text:anchor-type="as-char" svg:width="7.276cm" svg:height="0.661cm" draw:z-index="32"><draw:image xlink:href="http://www.fiorisecchi.info/artefloreale/designer_elite/base_classvegetali/id2/titolo8.GIF" xlink:type="simple" xlink:show="embed" xlink:actuate="onLoad"/></draw:frame></text:p>
            <table:table table:name="Tabella8" table:style-name="Tabella8">
              <table:table-column table:style-name="Tabella8.A"/>
              <table:table-column table:style-name="Tabella8.B"/>
              <table:table-column table:style-name="Tabella8.C"/>
              <table:table-row table:style-name="Tabella8.1">
                <table:table-cell office:value-type="string">
                  <text:p text:style-name="Table_20_Contents"><draw:frame draw:style-name="fr3" draw:name="immagini34" text:anchor-type="as-char" svg:width="2.716cm" svg:height="2.716cm" draw:z-index="37"><draw:image xlink:href="http://www.fiorisecchi.info/artefloreale/designer_elite/base_classvegetali/id2/aspidistra.jpg" xlink:type="simple" xlink:show="embed" xlink:actuate="onLoad"/></draw:frame></text:p>
                </table:table-cell>
                <table:table-cell office:value-type="string">
                  <text:p text:style-name="Table_20_Contents"><draw:frame draw:style-name="fr3" draw:name="immagini35" text:anchor-type="as-char" svg:width="2.716cm" svg:height="2.716cm" draw:z-index="38"><draw:image xlink:href="http://www.fiorisecchi.info/artefloreale/designer_elite/base_classvegetali/id2/galax.jpg" xlink:type="simple" xlink:show="embed" xlink:actuate="onLoad"/></draw:frame></text:p>
                </table:table-cell>
                <table:table-cell office:value-type="string">
                  <text:p text:style-name="P3">Le foglie con carattere tranquillo sono ad esempio quelle che hanno forma lineare (es. <text:span text:style-name="T2">Gynerium</text:span>) , lanceolata (es. <text:span text:style-name="T2">Aspidistra</text:span>), ellittica (es. <text:span text:style-name="T2">Toc</text:span>o), ovata (es. <text:span text:style-name="T2">Magnolia</text:span>), rotonda (es. <text:span text:style-name="T2">Hoja</text:span>), cuoriforme (es.<text:span text:style-name="T2">Galax</text:span>), reniforme (es. <text:span text:style-name="T2">Moneta</text:span>). Queste foglie, accostate a linee mosse o a forme movimentate, servono a bilanciarle armonicamente tranquillizzandole.</text:p>
                </table:table-cell>
              </table:table-row>
            </table:table>
            <text:p text:style-name="P10"><draw:frame draw:style-name="fr1" draw:name="immagini36" text:anchor-type="as-char" svg:width="8.202cm" svg:height="0.661cm" draw:z-index="33"><draw:image xlink:href="http://www.fiorisecchi.info/artefloreale/designer_elite/base_classvegetali/id2/titolo9.GIF" xlink:type="simple" xlink:show="embed" xlink:actuate="onLoad"/></draw:frame></text:p>
            <table:table table:name="Tabella9" table:style-name="Tabella9">
              <table:table-column table:style-name="Tabella9.A"/>
              <table:table-column table:style-name="Tabella9.B"/>
              <table:table-column table:style-name="Tabella9.C"/>
              <table:table-row table:style-name="Tabella9.1">
                <table:table-cell office:value-type="string">
                  <text:p text:style-name="Table_20_Contents"><draw:frame draw:style-name="fr3" draw:name="immagini37" text:anchor-type="as-char" svg:width="2.716cm" svg:height="2.716cm" draw:z-index="39"><draw:image xlink:href="http://www.fiorisecchi.info/artefloreale/designer_elite/base_classvegetali/id2/quercus.jpg" xlink:type="simple" xlink:show="embed" xlink:actuate="onLoad"/></draw:frame></text:p>
                </table:table-cell>
                <table:table-cell office:value-type="string">
                  <text:p text:style-name="Table_20_Contents"><draw:frame draw:style-name="fr3" draw:name="immagini38" text:anchor-type="as-char" svg:width="2.716cm" svg:height="2.716cm" draw:z-index="40"><draw:image xlink:href="http://www.fiorisecchi.info/artefloreale/designer_elite/base_classvegetali/id2/asparagus_plumosus.jpg" xlink:type="simple" xlink:show="embed" xlink:actuate="onLoad"/></draw:frame></text:p>
                </table:table-cell>
                <table:table-cell office:value-type="string">
                  <text:p text:style-name="P3">Le foglie con carattere movimentato sono ad esempio quelle che hanno margine lobato (es.<text:span text:style-name="T2">Quercu</text:span>s), palmato (es. <text:span text:style-name="T2">Aesculus hippocastanum</text:span>) e tutte le foglie composite come quelle di molte felci (es. <text:span text:style-name="T2">Adianthum</text:span>, <text:span text:style-name="T2">Asparagus plumosus</text:span>). Queste foglie, avendo forme mosse, si accostano bene a linee e forme tranquille in modo da rendere queste ultime più interessanti.</text:p>
                </table:table-cell>
              </table:table-row>
            </table:table>
            <text:p text:style-name="P12">Per quanto riguarda dunque l'utilizzo delle foglie nelle composizioni floreali, occorrerà tenere presente la natura di ciascuna tipologia fogliare in modo da impiegarla appropriatamente in sintonia con il carattere della composizione. Senza trascurare, come abbiamo detto prima, anche la sensazione visiva prodotta dalla colorazione e dalle sfumature delle varie foglie nonché dalle loro nervature.</text:p>
            <text:p text:style-name="P10"><draw:frame draw:style-name="fr1" draw:name="immagini39" text:anchor-type="as-char" svg:width="8.731cm" svg:height="0.661cm" draw:z-index="34"><draw:image xlink:href="http://www.fiorisecchi.info/artefloreale/designer_elite/base_classvegetali/id2/titolo10.GIF" xlink:type="simple" xlink:show="embed" xlink:actuate="onLoad"/></draw:frame></text:p>
            <text:p text:style-name="P12">Ogni vegetale provoca in ciascuno di noi emozioni e sensazioni diverse, sollecitando la nostra sensibilità estetica: ecco quindi che, accanto a una classificazione di tipo scientifico e botanico, esiste una classificazione dei vegetali di tipo psicologico.</text:p>
            <table:table table:name="Tabella10" table:style-name="Tabella10">
              <table:table-column table:style-name="Tabella10.A"/>
              <table:table-column table:style-name="Tabella10.B"/>
              <table:table-column table:style-name="Tabella10.C"/>
              <table:table-row table:style-name="Tabella10.1">
                <table:table-cell office:value-type="string">
                  <text:p text:style-name="Table_20_Contents"><draw:frame draw:style-name="fr1" draw:name="immagini40" text:anchor-type="as-char" svg:width="6.668cm" svg:height="9.366cm" draw:z-index="41"><draw:image xlink:href="http://www.fiorisecchi.info/artefloreale/designer_elite/base_classvegetali/id2/gerarchie.jpg" xlink:type="simple" xlink:show="embed" xlink:actuate="onLoad"/></draw:frame></text:p>
                </table:table-cell>
                <table:table-cell office:value-type="string">
                  <text:p text:style-name="P8"/>
                </table:table-cell>
                <table:table-cell office:value-type="string">
                  <text:p text:style-name="P5"><text:span text:style-name="T3">Vegetali primari.</text:span> Sono così chiamati quei vegetali la cui forma spicca fra le altre per pregio ed eleganza (es. <text:span text:style-name="T2">Rosa</text:span>, <text:span text:style-name="T2">Paeonia</text:span>, <text:span text:style-name="T2">Celosia</text:span>), per slancio verticale (<text:span text:style-name="T2">Delphinium</text:span>, <text:span text:style-name="T2">Tipha</text:span>, <text:span text:style-name="T2">Gladiolus</text:span>) o per il loro particolare carattere (es. <text:span text:style-name="T2">Banksia coccine</text:span>a, <text:span text:style-name="T2">Protea</text:span>, <text:span text:style-name="T2">Iris barbat</text:span>a, <text:span text:style-name="T2">Strelitzia reginae</text:span>). Questi vegetali "nobili" avranno solitamente nella composizione una collocazione eminente, primeggiando ben in vista sugli altri.</text:p>
                  <text:p text:style-name="P5"><text:span text:style-name="T3">Vegetali secondari.</text:span> Sono quei vegetali che, a causa del colore, della forma o del carattere non sono in grado di essere protagonisti. Solitamente di forma rotonda, sferica o semisferica, necessitano, per esprimersi, di aggregarsi in gruppo. Si vedano come esempi il<text:span text:style-name="T2">Chrysanthemum morifolium</text:span>, l'<text:span text:style-name="T2">Helichrysum</text:span>.</text:p>
                  <text:p text:style-name="P5"><text:span text:style-name="T3">Vegetali terziari.</text:span> E' la categoria più vasta e include tutti quei vegetali (fiori, infiorescenze, foglie) che, pur avendo un ruolo subordinato, sono indispensabili per formare il tessuto compositivo e per colmare gli spazi esistenti fra gli altri vegetali impiegati nella composizione (es. <text:span text:style-name="T2">Gypsophila paniculata</text:span>, <text:span text:style-name="T2">Solidaster luteus</text:span>,<text:span text:style-name="T2">Lepidium</text:span>, muschi e licheni). In gergo questo materiale viene chiamato "il verde", indipendentemente dal suo colore.</text:p>
                </table:table-cell>
              </table:table-row>
            </table:table>
            <text:p text:style-name="P10"><draw:frame draw:style-name="fr1" draw:name="immagini41" text:anchor-type="as-char" svg:width="9.181cm" svg:height="0.661cm" draw:z-index="35"><draw:image xlink:href="http://www.fiorisecchi.info/artefloreale/designer_elite/base_classvegetali/id2/titolo11.GIF" xlink:type="simple" xlink:show="embed" xlink:actuate="onLoad"/></draw:frame></text:p>
            <text:p text:style-name="P12">Una valutazione dell'aspetto "geometrico" (sagoma, forma, grandezza) dei singoli fiori e fogliami ci consente di stabilire una classificazione utile per il loro migliore e appropriato utilizzo in composizione. Possiamo raggruppare i vegetali in quattro grandi categorie che suggeriscono la loro modalità di impiego per: Linea, Forma, Massa, Riempimento.</text:p>
            <text:p text:style-name="P10"><draw:frame draw:style-name="fr1" draw:name="immagini42" text:anchor-type="as-char" svg:width="1.323cm" svg:height="0.661cm" draw:z-index="36"><draw:image xlink:href="http://www.fiorisecchi.info/artefloreale/designer_elite/base_classvegetali/id2/titolo12.GIF" xlink:type="simple" xlink:show="embed" xlink:actuate="onLoad"/></draw:frame></text:p>
            <text:p text:style-name="P12">I <text:span text:style-name="T3">fiori della "linea"</text:span> hanno forma a spiga con flosculi attaccati allo stelo principale. I flosculi, ovvero i piccoli fiori che fanno parte dell'infiorescenza, possono essere attaccati direttamente allo stelo principale oppure a loro volta avere degli steli più o meno lunghi (pedicelli) di connessione allo stelo primario, senza tuttavia che l'apparenza a spiga dell'intero vegetale venga alterata. Le foglie della "linea" possono essere singole (più o meno larghe) oppure steli ramificati che comunque ritengono l'aspetto lineare della spiga. I materiali di questa categoria sono importanti per definire e consolidare le linee, la dimensione e la sagoma del design floreale.</text:p>
            <table:table table:name="Tabella11" table:style-name="Tabella11">
              <table:table-column table:style-name="Tabella11.A"/>
              <table:table-column table:style-name="Tabella11.B"/>
              <table:table-column table:style-name="Tabella11.C"/>
              <table:table-row table:style-name="Tabella11.1">
                <table:table-cell office:value-type="string">
                  <text:p text:style-name="Table_20_Contents"><draw:frame draw:style-name="fr3" draw:name="immagini43" text:anchor-type="as-char" svg:width="3.642cm" svg:height="6.447cm" draw:z-index="42"><draw:image xlink:href="http://www.fiorisecchi.info/artefloreale/designer_elite/base_classvegetali/id2/gladiolus.jpg" xlink:type="simple" xlink:show="embed" xlink:actuate="onLoad"/></draw:frame></text:p>
                </table:table-cell>
                <table:table-cell office:value-type="string">
                  <text:p text:style-name="P3">Il <text:span text:style-name="T2">Gladiolus</text:span> (Gladiolo) e l'<text:span text:style-name="T2">Antirrhinum majus</text:span>(Bocca di leone) sono ad esempio due fiori della "linea" molto diffusi. In aggiunta alla loro forma lineare a spiga, la sequenza di maturazione dal basso verso l'alto dei loro flosculi contribuisce a creare una naturale gradazione dal grande al piccolo che accentua il carattere ritmico ascendente. Le cime di questi due fiori crescono rivolte in alto anche quando lo stelo è collocato orizzontale in composizione. La rimozione dei boccioli apicali chiusi servirà a prevenire questo inconveniente. Inoltre, per quanto riguarda il <text:span text:style-name="T2">Gladiolus</text:span>, i boccioli terminali possono essere utilizzati all'interno della composizione per creare unità. Gli steli del Gladiolus e dell'<text:span text:style-name="T2">Antirrhinum</text:span> possono essere divisi in sezioni recanti uno o più flosculi da inserire all'interno della composizione sempre per creare unità.</text:p>
                </table:table-cell>
                <table:table-cell office:value-type="string">
                  <text:p text:style-name="Table_20_Contents"><draw:frame draw:style-name="fr3" draw:name="immagini44" text:anchor-type="as-char" svg:width="3.642cm" svg:height="6.447cm" draw:z-index="43"><draw:image xlink:href="http://www.fiorisecchi.info/artefloreale/designer_elite/base_classvegetali/id2/anthirrinum.jpg" xlink:type="simple" xlink:show="embed" xlink:actuate="onLoad"/></draw:frame></text:p>
                </table:table-cell>
              </table:table-row>
            </table:table>
            <text:p text:style-name="Table_20_Contents"/>
            <table:table table:name="Tabella12" table:style-name="Tabella12">
              <table:table-column table:style-name="Tabella12.A"/>
              <table:table-column table:style-name="Tabella12.B"/>
              <table:table-column table:style-name="Tabella12.C"/>
              <table:table-row table:style-name="Tabella12.1">
                <table:table-cell office:value-type="string">
                  <text:p text:style-name="P3">Un altro tipico fiore di questa categoria è la <text:span text:style-name="T2">Liatris spicata</text:span>, che, come esprime il suo nome, ha una forma rigida a spiga: tuttavia i suoi flosculi fioriscono con un andamento inverso, ossia con una progressione discendente dall'alto verso il basso della spiga, e questo conferisce allo stelo florale un'immagine di potente e saldo vigore. Altri fiori della "linea" molto diffusi sono la <text:span text:style-name="T2">Matthiola incana</text:span> (Violaciocca), il <text:span text:style-name="T2">Delphinium</text:span> (Speronella), e molte specie arbustive e arboree fiorenti in primavera come la <text:span text:style-name="T2">Forsythia</text:span>, il<text:span text:style-name="T2">Salix,</text:span> il <text:span text:style-name="T2">Prunus pissardi nigra</text:span>. Rami defogliati e non fiorenti come il <text:span text:style-name="T2">Salix matsudana</text:span> (Salice contorto) possono fornire linee ondulate o diritte.</text:p>
                </table:table-cell>
                <table:table-cell office:value-type="string">
                  <text:p text:style-name="P8"/>
                </table:table-cell>
                <table:table-cell office:value-type="string">
                  <text:p text:style-name="Table_20_Contents"><draw:frame draw:style-name="fr3" draw:name="immagini45" text:anchor-type="as-char" svg:width="2.716cm" svg:height="2.716cm" draw:z-index="44"><draw:image xlink:href="http://www.fiorisecchi.info/artefloreale/designer_elite/base_classvegetali/id2/rigida.jpg" xlink:type="simple" xlink:show="embed" xlink:actuate="onLoad"/></draw:frame></text:p>
                </table:table-cell>
              </table:table-row>
            </table:table>
            <text:p text:style-name="Table_20_Contents"/>
            <table:table table:name="Tabella13" table:style-name="Tabella13">
              <table:table-column table:style-name="Tabella13.A"/>
              <table:table-column table:style-name="Tabella13.B"/>
              <table:table-column table:style-name="Tabella13.C"/>
              <table:table-row table:style-name="Tabella13.1">
                <table:table-cell office:value-type="string">
                  <text:p text:style-name="Table_20_Contents"><draw:frame draw:style-name="fr3" draw:name="immagini46" text:anchor-type="as-char" svg:width="2.716cm" svg:height="2.716cm" draw:z-index="45"><draw:image xlink:href="http://www.fiorisecchi.info/artefloreale/designer_elite/base_classvegetali/id2/eucaliptus_spiralus.GIF" xlink:type="simple" xlink:show="embed" xlink:actuate="onLoad"/></draw:frame></text:p>
                </table:table-cell>
                <table:table-cell office:value-type="string">
                  <text:p text:style-name="P8"/>
                </table:table-cell>
                <table:table-cell office:value-type="string">
                  <text:p text:style-name="P7">Tra le <text:span text:style-name="T3">foglie della "linea"</text:span> possiamo annoverare quelle del <text:span text:style-name="T2">Gladiolus</text:span> e dell'<text:span text:style-name="T2">Iris</text:span>, impiegate insieme ai fiori stessi per rinforzarne il concetto, l'<text:span text:style-name="T2">Eucaliptus spiralus</text:span> e il <text:span text:style-name="T2">Citisus scoparius</text:span> (Ginestra dei carbonai ) che possono anche essere facilmente piegate per disegnare delle curve. Le piante verdi da appartamento, giudiziosamente potate, possono fornire anch'esse foglie utilizzabili per comporre: ad esempio la <text:span text:style-name="T2">Cordyline fruticosa</text:span> e alcune qualità di <text:span text:style-name="T2">Dracaena</text:span> e di <text:span text:style-name="T2">Calathea</text:span>.</text:p>
                </table:table-cell>
              </table:table-row>
            </table:table>
          </table:table-cell>
        </table:table-row>
      </table:table>
      <text:p text:style-name="Standard"><text:soft-page-break/></text:p>
      <table:table table:name="Tabella14" table:style-name="Tabella14">
        <table:table-column table:style-name="Tabella14.A"/>
        <table:table-row table:style-name="Tabella14.1">
          <table:table-cell office:value-type="string">
            <text:p text:style-name="P4"><draw:frame draw:style-name="fr1" draw:name="immagini47" text:anchor-type="as-char" svg:width="1.508cm" svg:height="0.661cm" draw:z-index="46"><draw:image xlink:href="http://www.fiorisecchi.info/artefloreale/designer_elite/base_classvegetali/id2/titolo13.GIF" xlink:type="simple" xlink:show="embed" xlink:actuate="onLoad"/></draw:frame></text:p>
            <table:table table:name="Tabella15" table:style-name="Tabella15">
              <table:table-column table:style-name="Tabella15.A"/>
              <table:table-column table:style-name="Tabella15.B"/>
              <table:table-column table:style-name="Tabella15.C"/>
              <table:table-column table:style-name="Tabella15.D"/>
              <table:table-row table:style-name="Tabella15.1">
                <table:table-cell office:value-type="string">
                  <text:p text:style-name="P4"><draw:frame draw:style-name="fr3" draw:name="immagini48" text:anchor-type="as-char" svg:width="2.716cm" svg:height="2.716cm" draw:z-index="48"><draw:image xlink:href="http://www.fiorisecchi.info/artefloreale/designer_elite/base_classvegetali/id2/iris_barbata.jpg" xlink:type="simple" xlink:show="embed" xlink:actuate="onLoad"/></draw:frame></text:p>
                  <text:p text:style-name="P4"><draw:frame draw:style-name="fr3" draw:name="immagini49" text:anchor-type="as-char" svg:width="2.716cm" svg:height="2.716cm" draw:z-index="49"><draw:image xlink:href="http://www.fiorisecchi.info/artefloreale/designer_elite/base_classvegetali/id2/anthurium.jpg" xlink:type="simple" xlink:show="embed" xlink:actuate="onLoad"/></draw:frame></text:p>
                </table:table-cell>
                <table:table-cell office:value-type="string">
                  <text:p text:style-name="P3">I <text:span text:style-name="T3">fiori della "forma"</text:span> sono quelli che attirano l'attenzione per via della loro particolare conformazione. Sono assai utili per creare la zona focale o un motivo di interesse nella composizione. Il<text:span text:style-name="T2">Narcissus pseudonarcissus</text:span> (Narciso), L'<text:span text:style-name="T2">Iris barbata</text:span> e le molte varietà di <text:span text:style-name="T2">Lilium</text:span> (Giglio), l'<text:span text:style-name="T2">Heliconia</text:span>appartengono a questa categoria.<text:line-break/><text:line-break/>Le varie qualità di Orchidee sono ad esempio molto usate soprattutto per i bouquet da sposa, i corsage e le bottoniere.<text:line-break/><text:line-break/>L'<text:span text:style-name="T2">Anthurium</text:span>, la <text:span text:style-name="T2">Zantedeschia</text:span> (Calla), la <text:span text:style-name="T2">Strelitzia reginae</text:span>(Uccello del paradiso) sono fiori significativi per linea, forma e colore molto usati nei design stilizzati contemporanei.<text:line-break/>Tra i fiori esotici, la <text:span text:style-name="T2">Protea</text:span> fornisce una vasta gamma entro cui scegliere.</text:p>
                </table:table-cell>
                <table:table-cell office:value-type="string">
                  <text:p text:style-name="P8"/>
                </table:table-cell>
                <table:table-cell office:value-type="string">
                  <text:p text:style-name="P4"><draw:frame draw:style-name="fr3" draw:name="immagini50" text:anchor-type="as-char" svg:width="2.716cm" svg:height="2.716cm" draw:z-index="50"><draw:image xlink:href="http://www.fiorisecchi.info/artefloreale/designer_elite/base_classvegetali/id2/strelitzia.jpg" xlink:type="simple" xlink:show="embed" xlink:actuate="onLoad"/></draw:frame></text:p>
                  <text:p text:style-name="P4"><draw:frame draw:style-name="fr3" draw:name="immagini51" text:anchor-type="as-char" svg:width="2.716cm" svg:height="2.716cm" draw:z-index="51"><draw:image xlink:href="http://www.fiorisecchi.info/artefloreale/designer_elite/base_classvegetali/id2/calla.jpg" xlink:type="simple" xlink:show="embed" xlink:actuate="onLoad"/></draw:frame></text:p>
                </table:table-cell>
              </table:table-row>
            </table:table>
            <text:p text:style-name="Table_20_Contents"/>
            <table:table table:name="Tabella16" table:style-name="Tabella16">
              <table:table-column table:style-name="Tabella16.A"/>
              <table:table-column table:style-name="Tabella16.B"/>
              <table:table-column table:style-name="Tabella16.C"/>
              <table:table-column table:style-name="Tabella16.D"/>
              <table:table-row table:style-name="Tabella16.1">
                <table:table-cell office:value-type="string">
                  <text:p text:style-name="P4"><draw:frame draw:style-name="fr3" draw:name="immagini52" text:anchor-type="as-char" svg:width="2.716cm" svg:height="2.716cm" draw:z-index="52"><draw:image xlink:href="http://www.fiorisecchi.info/artefloreale/designer_elite/base_classvegetali/id2/chamaedorea_costaricana.jpg" xlink:type="simple" xlink:show="embed" xlink:actuate="onLoad"/></draw:frame></text:p>
                </table:table-cell>
                <table:table-cell office:value-type="string">
                  <text:p text:style-name="P5">Le <text:span text:style-name="T3">foglie della "forma"</text:span> sono quelle particolarmente attraenti per forma (es. <text:span text:style-name="T2">Chamaedorea costaricana</text:span> o Orecchio di coniglio) e/o colore particolari (es.<text:span text:style-name="T2">Codiaeum</text:span>, <text:span text:style-name="T2">Aglaonema</text:span>, <text:span text:style-name="T2">Caladium</text:span>, <text:span text:style-name="T2">Maranta</text:span>, alcune varietà di <text:span text:style-name="T2">Begonia</text:span> e di <text:span text:style-name="T2">Calathea</text:span>).</text:p>
                </table:table-cell>
                <table:table-cell office:value-type="string">
                  <text:p text:style-name="P8"/>
                </table:table-cell>
                <table:table-cell office:value-type="string">
                  <text:p text:style-name="P4"><draw:frame draw:style-name="fr3" draw:name="immagini53" text:anchor-type="as-char" svg:width="2.716cm" svg:height="2.716cm" draw:z-index="53"><draw:image xlink:href="http://www.fiorisecchi.info/artefloreale/designer_elite/base_classvegetali/id2/aglaonema.jpg" xlink:type="simple" xlink:show="embed" xlink:actuate="onLoad"/></draw:frame></text:p>
                </table:table-cell>
              </table:table-row>
            </table:table>
            <text:p text:style-name="P5">A causa del loro forte interesse visuale, l'uso di questi fiori e foglie deve essere valutato attentamente e limitato nella quantità per evitare un eccesso di enfasi. Sono anche solitamente materiali piuttosto costosi.</text:p>
            <text:p text:style-name="P4"><draw:frame draw:style-name="fr1" draw:name="immagini54" text:anchor-type="as-char" svg:width="1.508cm" svg:height="0.661cm" draw:z-index="47"><draw:image xlink:href="http://www.fiorisecchi.info/artefloreale/designer_elite/base_classvegetali/id2/titolo14.GIF" xlink:type="simple" xlink:show="embed" xlink:actuate="onLoad"/></draw:frame></text:p>
            <table:table table:name="Tabella17" table:style-name="Tabella17">
              <table:table-column table:style-name="Tabella17.A"/>
              <table:table-column table:style-name="Tabella17.B"/>
              <table:table-column table:style-name="Tabella17.C"/>
              <table:table-column table:style-name="Tabella17.D"/>
              <table:table-row table:style-name="Tabella17.1">
                <table:table-cell office:value-type="string">
                  <text:p text:style-name="P4"><draw:frame draw:style-name="fr3" draw:name="immagini55" text:anchor-type="as-char" svg:width="2.716cm" svg:height="2.716cm" draw:z-index="54"><draw:image xlink:href="http://www.fiorisecchi.info/artefloreale/designer_elite/base_classvegetali/id2/rosa.jpg" xlink:type="simple" xlink:show="embed" xlink:actuate="onLoad"/></draw:frame></text:p>
                  <text:p text:style-name="P4"><draw:frame draw:style-name="fr3" draw:name="immagini56" text:anchor-type="as-char" svg:width="2.716cm" svg:height="2.716cm" draw:z-index="55"><draw:image xlink:href="http://www.fiorisecchi.info/artefloreale/designer_elite/base_classvegetali/id2/dendranthema_morifolium.jpg" xlink:type="simple" xlink:show="embed" xlink:actuate="onLoad"/></draw:frame></text:p>
                  <text:p text:style-name="P4"><draw:frame draw:style-name="fr3" draw:name="immagini57" text:anchor-type="as-char" svg:width="2.716cm" svg:height="2.716cm" draw:z-index="56"><draw:image xlink:href="http://www.fiorisecchi.info/artefloreale/designer_elite/base_classvegetali/id2/ranunculus.jpg" xlink:type="simple" xlink:show="embed" xlink:actuate="onLoad"/></draw:frame></text:p>
                  <text:p text:style-name="P4"><text:soft-page-break/><draw:frame draw:style-name="fr3" draw:name="immagini58" text:anchor-type="as-char" svg:width="2.716cm" svg:height="2.716cm" draw:z-index="57"><draw:image xlink:href="http://www.fiorisecchi.info/artefloreale/designer_elite/base_classvegetali/id2/dahlia.jpg" xlink:type="simple" xlink:show="embed" xlink:actuate="onLoad"/></draw:frame></text:p>
                </table:table-cell>
                <table:table-cell office:value-type="string">
                  <text:p text:style-name="P5">I <text:span text:style-name="T3">fiori della "massa"</text:span> sono solitamente di forma rotonda o sferica. Possono essere singoli fiori, come la <text:span text:style-name="T2">Rosa</text:span> e il <text:span text:style-name="T2">Dianthus caryophyllus</text:span> (Garofano) oppure infiorescenze di forma tondeggiante, ellittica o conica, come l'<text:span text:style-name="T2">Agapanthus</text:span>, l'<text:span text:style-name="T2">Allium</text:span>, il <text:span text:style-name="T2">Hyacinthus</text:span> (Giacinto), la<text:span text:style-name="T2">Syringa vulgaris </text:span>(Lillà). Si possono validamente usare nella zona focale e, se sono graduati in dimensione all'interno della composizione, possono sviluppare un ritmo interessante.<text:line-break/><text:line-break/>Oltre ai fiori summenzionati, un fiore comunemente diffuso è il <text:span text:style-name="T2">Dendranthema</text:span> o <text:span text:style-name="T2">Chrysanthemum</text:span> nelle sue molteplici varietà grandi (<text:span text:style-name="T2">Spider</text:span>, <text:span text:style-name="T2">Pompon</text:span>, <text:span text:style-name="T2">Fuji</text:span>) e piccole multidirezionali.</text:p>
                  <text:p text:style-name="P5"/>
                  <text:p text:style-name="P5">Altri esempi normalmente commercializzati nella vendita al dettaglio sono il <text:span text:style-name="T2">Tulipa</text:span> (Tulipano), la<text:span text:style-name="T2">Gerbera jamesonii</text:span>, il <text:span text:style-name="T2">Ranunculus</text:span> (Ranuncolo), l'<text:span text:style-name="T2">Allium</text:span>, l'<text:span text:style-name="T2">Helianthus</text:span> (Girasole).</text:p>
                  <text:p text:style-name="P5"/>
                  <text:p text:style-name="P5"><text:line-break/>Tra i fiori da giardino quelli massivi sono ampiamente rappresentati e di facile reperibilità nella fioritura stagionale: ad es. <text:span text:style-name="T2">Paeonia</text:span>, <text:span text:style-name="T2">Calendula</text:span>, <text:span text:style-name="T2">Zinnia</text:span>, <text:span text:style-name="T2">Dahlia</text:span>,<text:span text:style-name="T2">Gardenia</text:span>, <text:span text:style-name="T2">Gaillardia</text:span>, <text:span text:style-name="T2">Rudbeckia</text:span>.</text:p>
                </table:table-cell>
                <table:table-cell office:value-type="string">
                  <text:p text:style-name="P8"/>
                </table:table-cell>
                <table:table-cell office:value-type="string">
                  <text:p text:style-name="P4"><draw:frame draw:style-name="fr3" draw:name="immagini59" text:anchor-type="as-char" svg:width="2.716cm" svg:height="2.716cm" draw:z-index="58"><draw:image xlink:href="http://www.fiorisecchi.info/artefloreale/designer_elite/base_classvegetali/id2/hyacinthus.jpg" xlink:type="simple" xlink:show="embed" xlink:actuate="onLoad"/></draw:frame></text:p>
                  <text:p text:style-name="P4"><draw:frame draw:style-name="fr3" draw:name="immagini60" text:anchor-type="as-char" svg:width="2.716cm" svg:height="2.716cm" draw:z-index="59"><draw:image xlink:href="http://www.fiorisecchi.info/artefloreale/designer_elite/base_classvegetali/id2/dendranthema_pompon.jpg" xlink:type="simple" xlink:show="embed" xlink:actuate="onLoad"/></draw:frame></text:p>
                  <text:p text:style-name="P4"><draw:frame draw:style-name="fr3" draw:name="immagini61" text:anchor-type="as-char" svg:width="2.716cm" svg:height="2.716cm" draw:z-index="60"><draw:image xlink:href="http://www.fiorisecchi.info/artefloreale/designer_elite/base_classvegetali/id2/tulipa.jpg" xlink:type="simple" xlink:show="embed" xlink:actuate="onLoad"/></draw:frame></text:p>
                  <text:p text:style-name="P4"><draw:frame draw:style-name="fr3" draw:name="immagini62" text:anchor-type="as-char" svg:width="2.716cm" svg:height="2.716cm" draw:z-index="61"><draw:image xlink:href="http://www.fiorisecchi.info/artefloreale/designer_elite/base_classvegetali/id2/rudbeckia.jpg" xlink:type="simple" xlink:show="embed" xlink:actuate="onLoad"/></draw:frame></text:p>
                </table:table-cell>
              </table:table-row>
            </table:table>
            <text:p text:style-name="Table_20_Contents"/>
            <table:table table:name="Tabella18" table:style-name="Tabella18">
              <table:table-column table:style-name="Tabella18.A"/>
              <table:table-column table:style-name="Tabella18.B"/>
              <table:table-column table:style-name="Tabella18.C"/>
              <table:table-column table:style-name="Tabella18.D"/>
              <table:table-row table:style-name="Tabella18.1">
                <table:table-cell office:value-type="string">
                  <text:p text:style-name="Table_20_Contents"><draw:frame draw:style-name="fr3" draw:name="immagini63" text:anchor-type="as-char" svg:width="2.716cm" svg:height="2.716cm" draw:z-index="62"><draw:image xlink:href="http://www.fiorisecchi.info/artefloreale/designer_elite/base_classvegetali/id2/salal.jpg" xlink:type="simple" xlink:show="embed" xlink:actuate="onLoad"/></draw:frame></text:p>
                </table:table-cell>
                <table:table-cell office:value-type="string">
                  <text:p text:style-name="P3">Le <text:span text:style-name="T3">foglie della "massa"</text:span> sono spesso corte e larghe e servono a creare profondità prospettica e dare corposità all'insieme. Ad esempio: la <text:span text:style-name="T2">Rhumora adiantiformis</text:span> (Selaginella), la <text:span text:style-name="T2">Palma</text:span>, la <text:span text:style-name="T2">Magnolia</text:span>, la<text:span text:style-name="T2">Gaultheria</text:span> (Salal), l'<text:span text:style-name="T2">Hedera helix</text:span>, la <text:span text:style-name="T2">Hosta</text:span>, la <text:span text:style-name="T2">Monstera</text:span>, l'<text:span text:style-name="T2">Aucuba</text:span>, e durante la stagione invernale l'<text:span text:style-name="T2">Ilex aquifolium</text:span> (Agrifoglio) e i vari sempreverdi come l'<text:span text:style-name="T2">Abies nobilis</text:span> (Abete nobile), il <text:span text:style-name="T2">Pinus</text:span> (Pino), il <text:span text:style-name="T2">Juniperus</text:span>(Ginepro). Molti si trovano in natura.</text:p>
                </table:table-cell>
                <table:table-cell office:value-type="string">
                  <text:p text:style-name="P8"/>
                </table:table-cell>
                <table:table-cell office:value-type="string">
                  <text:p text:style-name="Table_20_Contents"><draw:frame draw:style-name="fr3" draw:name="immagini64" text:anchor-type="as-char" svg:width="2.716cm" svg:height="2.716cm" draw:z-index="63"><draw:image xlink:href="http://www.fiorisecchi.info/artefloreale/designer_elite/base_classvegetali/id2/abies_nobilis.jpg" xlink:type="simple" xlink:show="embed" xlink:actuate="onLoad"/></draw:frame></text:p>
                </table:table-cell>
              </table:table-row>
            </table:table>
          </table:table-cell>
        </table:table-row>
      </table:table>
      <text:p text:style-name="Text_20_body"><text:line-break/></text:p>
      <table:table table:name="Tabella19" table:style-name="Tabella19">
        <table:table-column table:style-name="Tabella19.A"/>
        <table:table-row table:style-name="Tabella19.1">
          <table:table-cell office:value-type="string">
            <text:p text:style-name="P4"><draw:frame draw:style-name="fr1" draw:name="immagini65" text:anchor-type="as-char" svg:width="3.228cm" svg:height="0.661cm" draw:z-index="64"><draw:image xlink:href="http://www.fiorisecchi.info/artefloreale/designer_elite/base_classvegetali/id2/titolo15.GIF" xlink:type="simple" xlink:show="embed" xlink:actuate="onLoad"/></draw:frame></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office:value-type="string">
                  <text:p text:style-name="P4"><draw:frame draw:style-name="fr3" draw:name="immagini66" text:anchor-type="as-char" svg:width="2.716cm" svg:height="2.716cm" draw:z-index="65"><draw:image xlink:href="http://www.fiorisecchi.info/artefloreale/designer_elite/base_classvegetali/id2/chrysanthemum.jpg" xlink:type="simple" xlink:show="embed" xlink:actuate="onLoad"/></draw:frame></text:p>
                  <text:p text:style-name="P4"><draw:frame draw:style-name="fr3" draw:name="immagini67" text:anchor-type="as-char" svg:width="2.716cm" svg:height="2.716cm" draw:z-index="66"><draw:image xlink:href="http://www.fiorisecchi.info/artefloreale/designer_elite/base_classvegetali/id2/solidago.jpg" xlink:type="simple" xlink:show="embed" xlink:actuate="onLoad"/></draw:frame></text:p>
                </table:table-cell>
                <table:table-cell office:value-type="string">
                  <text:p text:style-name="P5">I <text:span text:style-name="T3">fiori di "riempimento"</text:span> sono quelli che abbiamo classificato come terziari: troppo piccoli per fare da protagonisti o collocati su steli di forma multidirezionale.<text:line-break/>Il <text:span text:style-name="T2">Chrysanthemum</text:span>, in alcune sue varietà di forma multidirezionale, è molto comune come riempitivo, soprattutto per lavori di grandi dimensioni così come l'<text:span text:style-name="T2">Alstroemeria</text:span> el'<text:span text:style-name="T2">Helichrysum</text:span>.<text:line-break/><text:line-break/><text:line-break/>Altri comuni riempitivi dall'effetto più o meno vaporoso sono la <text:span text:style-name="T2">Gypsophila paniculata</text:span> (Velo da sposa), il <text:span text:style-name="T2">Solidaster</text:span>, il <text:span text:style-name="T2">Limonium</text:span> (Statice). Tra i fiori da giardino troviamo ad esempio l'<text:span text:style-name="T2">Aster</text:span> (Astro), l'<text:span text:style-name="T2">Astilbe</text:span>, l'<text:span text:style-name="T2">Iberis sempervirens</text:span> (Iberide)</text:p>
                  <text:p text:style-name="P13"/>
                </table:table-cell>
                <table:table-cell office:value-type="string">
                  <text:p text:style-name="P8"/>
                </table:table-cell>
                <table:table-cell office:value-type="string">
                  <text:p text:style-name="P4"><draw:frame draw:style-name="fr3" draw:name="immagini68" text:anchor-type="as-char" svg:width="2.716cm" svg:height="2.716cm" draw:z-index="67"><draw:image xlink:href="http://www.fiorisecchi.info/artefloreale/designer_elite/base_classvegetali/id2/helichrysum.jpg" xlink:type="simple" xlink:show="embed" xlink:actuate="onLoad"/></draw:frame></text:p>
                  <text:p text:style-name="P4"><draw:frame draw:style-name="fr3" draw:name="immagini69" text:anchor-type="as-char" svg:width="2.716cm" svg:height="2.716cm" draw:z-index="68"><draw:image xlink:href="http://www.fiorisecchi.info/artefloreale/designer_elite/base_classvegetali/id2/aster.jpg" xlink:type="simple" xlink:show="embed" xlink:actuate="onLoad"/></draw:frame></text:p>
                </table:table-cell>
              </table:table-row>
            </table:table>
            <text:p text:style-name="Table_20_Contents"/>
            <table:table table:name="Tabella21" table:style-name="Tabella21">
              <table:table-column table:style-name="Tabella21.A"/>
              <table:table-column table:style-name="Tabella21.B"/>
              <table:table-column table:style-name="Tabella21.C"/>
              <table:table-column table:style-name="Tabella21.D"/>
              <table:table-row table:style-name="Tabella21.1">
                <table:table-cell office:value-type="string">
                  <text:p text:style-name="P4"><draw:frame draw:style-name="fr3" draw:name="immagini70" text:anchor-type="as-char" svg:width="2.716cm" svg:height="2.716cm" draw:z-index="69"><draw:image xlink:href="http://www.fiorisecchi.info/artefloreale/designer_elite/base_classvegetali/id2/buxus.jpg" xlink:type="simple" xlink:show="embed" xlink:actuate="onLoad"/></draw:frame></text:p>
                </table:table-cell>
                <table:table-cell office:value-type="string">
                  <text:p text:style-name="P5">Le <text:span text:style-name="T3">foglie di "riempimento"</text:span> sono generalmente piccole e di forma non particolare: <text:span text:style-name="T2">Quercus</text:span> (Quercia),<text:span text:style-name="T2">Eucalyptus</text:span>, <text:span text:style-name="T2">Buxus sempervirens</text:span> (Bosso), <text:span text:style-name="T2">Asparagus sprengeri</text:span>, <text:span text:style-name="T2">Myrtus communis</text:span> (Mirto).<text:line-break/>I materiali di riempimento sono usualmente collocati nelle zone di transizione all'interno della composizione, magari per armonizzare fra loro zone più importanti, per legare uno all'altro fiori singoli e per dare profondità e tridimensionalità all'insieme.</text:p>
                </table:table-cell>
                <table:table-cell office:value-type="string">
                  <text:p text:style-name="P8"/>
                </table:table-cell>
                <table:table-cell office:value-type="string">
                  <text:p text:style-name="P4"><draw:frame draw:style-name="fr3" draw:name="immagini71" text:anchor-type="as-char" svg:width="2.716cm" svg:height="2.716cm" draw:z-index="70"><draw:image xlink:href="http://www.fiorisecchi.info/artefloreale/designer_elite/base_classvegetali/id2/asparagus_sprengeri.jpg" xlink:type="simple" xlink:show="embed" xlink:actuate="onLoad"/></draw:frame></text:p>
                </table:table-cell>
              </table:table-row>
            </table:table>
            <text:p text:style-name="P5"><text:span text:style-name="T4">Conclusioni.</text:span> Nella selezione dei materiali da comporre, il primo passo dovrebbe essere quello di classificare fiori e foglie secondo l'appropriata categoria del loro uso. I materiali da impiegare per la linea e la forma sono più facili da individuare, mentre quelli per la massa e il riempimento possono dare dubbi di scelta. Questa indecisione può essere risolta pensando alla scala in cui va realizzato il nostro lavoro.<text:line-break/>Se prendiamo un <text:span text:style-name="T2">Chrysanthemum pompon</text:span>, esso ha molti fiori su uno stelo multidirezionale. L'intero stelo rientra nella classificazione dei materiali riempitivi se lo usiamo così com'è tutto intero in una composizione di grandi dimensioni. Ma se dobbiamo realizzare una composizione di piccole dimensioni, ad esempio un centrotavola formale semisferico, possiamo staccare dallo stelo principale i singoli fiori e inserirli separatamente nella spugna e quindi utilizzarli come fiori della massa.<text:line-break/>Ugualmente possiamo usare una foglia di felce intera come foglia di massa oppure smembrarla nelle singole foglioline e impiegarla come riempimento.<text:line-break/><text:soft-page-break/><text:span text:style-name="T5">id 2</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Verdana" svg:font-family="Verdana, Helvetic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7:45:00.59</meta:creation-date>
    <dc:date>2013-03-06T18:15:02.24</dc:date>
    <meta:editing-duration>PT2M29S</meta:editing-duration>
    <meta:editing-cycles>2</meta:editing-cycles>
    <meta:generator>OpenOffice.org/3.4.1$Win32 OpenOffice.org_project/341m1$Build-9593</meta:generator>
    <meta:document-statistic meta:table-count="21" meta:image-count="71" meta:object-count="0" meta:page-count="10" meta:paragraph-count="113" meta:word-count="2636" meta:character-count="18344"/>
  </office:meta>
</office:document-meta>
</file>